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4063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756in"/>
    </style:style>
    <style:style style:name="co6" style:family="table-column">
      <style:table-column-properties fo:break-before="auto" style:column-width="1.3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AR PL UMing HK" style:font-name-complex="Lohit Hind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預計</text:p>
          </table:table-cell>
          <table:table-cell office:value-type="string">
            <text:p>已花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1">
          <table:table-cell office:value-type="string">
            <text:p>動態選擇q的candidate u </text:p>
          </table:table-cell>
          <table:table-cell office:value-type="string">
            <text:p>想出動態選q的演算法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2]-[.D2]" office:value-type="float" office:value="26">
            <text:p>26</text:p>
          </table:table-cell>
          <table:table-cell table:formula="of:=[.D2]/[.C2]" office:value-type="float" office:value="0.133333333333333">
            <text:p>0.1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加總 q → click count</text:p>
          </table:table-cell>
          <table:table-cell table:number-columns-repeated="2" office:value-type="float" office:value="15">
            <text:p>15</text:p>
          </table:table-cell>
          <table:table-cell table:formula="of:=[.C3]-[.D3]" office:value-type="float" office:value="0">
            <text:p>0</text:p>
          </table:table-cell>
          <table:table-cell table:formula="of:=[.D3]/[.C3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formula="of:=[.C4]-[.D4]" office:value-type="float" office:value="29">
            <text:p>29</text:p>
          </table:table-cell>
          <table:table-cell table:formula="of:=[.D4]/[.C4]" office:value-type="float" office:value="0.516666666666667">
            <text:p>0.5166666667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把candidate u 在不同小時中的rank算出，</text:p>
            <text:p>並存放到資料庫</text:p>
          </table:table-cell>
          <table:table-cell office:value-type="string">
            <text:p>演算法設計</text:p>
            <text:p>（要處理同名問題）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[.C5]-[.D5]" office:value-type="float" office:value="37">
            <text:p>37</text:p>
          </table:table-cell>
          <table:table-cell table:formula="of:=[.D5]/[.C5]" office:value-type="float" office:value="0.383333333333333">
            <text:p>0.38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table:formula="of:=[.C6]-[.D6]" office:value-type="float" office:value="29">
            <text:p>29</text:p>
          </table:table-cell>
          <table:table-cell table:formula="of:=[.D6]/[.C6]" office:value-type="float" office:value="0.758333333333333">
            <text:p>0.7583333333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各個canditdate u動態算出機率和亂度</text:p>
            <text:p><text:span text:style-name="T1">加總再平均，求該</text:span><text:span text:style-name="T1">q</text:span><text:span text:style-name="T1">的平均亂度</text:span></text:p>
          </table:table-cell>
          <table:table-cell office:value-type="string">
            <text:p>演算法簡略構想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7]-[.D7]" office:value-type="float" office:value="5">
            <text:p>5</text:p>
          </table:table-cell>
          <table:table-cell table:formula="of:=[.D7]/[.C7]" office:value-type="float" office:value="0.666666666666667">
            <text:p>0.6666666667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[.C8]-[.D8]" office:value-type="float" office:value="22">
            <text:p>22</text:p>
          </table:table-cell>
          <table:table-cell table:formula="of:=[.D8]/[.C8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根據各q的亂度值，再分存最top 10</text:p>
          </table:table-cell>
          <table:table-cell office:value-type="string">
            <text:p>簡略構想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9]-[.D9]" office:value-type="float" office:value="4">
            <text:p>4</text:p>
          </table:table-cell>
          <table:table-cell table:formula="of:=[.D9]/[.C9]" office:value-type="float" office:value="0.2">
            <text:p>0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mplement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C10]-[.D10]" office:value-type="float" office:value="-17">
            <text:p>-17</text:p>
          </table:table-cell>
          <table:table-cell table:formula="of:=[.D10]/[.C10]" office:value-type="float" office:value="2.13333333333333">
            <text:p>2.1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smooth比較</text:p>
          </table:table-cell>
          <table:table-cell office:value-type="string">
            <text:p>串連程式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11]-[.D11]" office:value-type="float" office:value="-29">
            <text:p>-29</text:p>
          </table:table-cell>
          <table:table-cell table:formula="of:=[.D11]/[.C11]" office:value-type="float" office:value="30">
            <text:p>30</text:p>
          </table:table-cell>
          <table:table-cell office:value-type="string">
            <text:p>有bug</text:p>
          </table:table-cell>
        </table:table-row>
        <table:table-row table:style-name="ro1">
          <table:table-cell/>
          <table:table-cell office:value-type="string">
            <text:p>讀sh與分析</text:p>
          </table:table-cell>
          <table:table-cell table:number-columns-repeated="2" office:value-type="float" office:value="15">
            <text:p>15</text:p>
          </table:table-cell>
          <table:table-cell table:formula="of:=[.C12]-[.D12]" office:value-type="float" office:value="0">
            <text:p>0</text:p>
          </table:table-cell>
          <table:table-cell table:formula="of:=[.D12]/[.C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人工分析</text:p>
          </table:table-cell>
          <table:table-cell office:value-type="string">
            <text:p>檢查mysql dump的相容性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C13]-[.D13]" office:value-type="float" office:value="-11">
            <text:p>-11</text:p>
          </table:table-cell>
          <table:table-cell table:formula="of:=[.D13]/[.C13]" office:value-type="float" office:value="3.2">
            <text:p>3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修改mysql dump 程式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4]-[.D14]" office:value-type="float" office:value="30">
            <text:p>30</text:p>
          </table:table-cell>
          <table:table-cell table:formula="of:=[.D14]/[.C14]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py rank 和 click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formula="of:=[.C15]-[.D15]" office:value-type="float" office:value="-60">
            <text:p>-60</text:p>
          </table:table-cell>
          <table:table-cell table:formula="of:=[.D15]/[.C15]" office:value-type="float" office:value="2">
            <text:p>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統計各q的亂度值分配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ol trend micro url intersection</text:p>
          </table:table-cell>
          <table:table-cell office:value-type="string">
            <text:p>演算法簡略構想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9]-[.D19]" office:value-type="float" office:value="3">
            <text:p>3</text:p>
          </table:table-cell>
          <table:table-cell table:formula="of:=[.D19]/[.C19]" office:value-type="float" office:value="0.7">
            <text:p>0.7</text:p>
          </table:table-cell>
          <table:table-cell/>
        </table:table-row>
        <table:table-row table:style-name="ro1">
          <table:table-cell/>
          <table:table-cell office:value-type="string">
            <text:p>implement domain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C20]-[.D20]" office:value-type="float" office:value="-73">
            <text:p>-73</text:p>
          </table:table-cell>
          <table:table-cell table:formula="of:=[.D20]/[.C20]" office:value-type="float" office:value="2.62222222222222">
            <text:p>2.6222222222</text:p>
          </table:table-cell>
          <table:table-cell/>
        </table:table-row>
        <table:table-row table:style-name="ro1">
          <table:table-cell/>
          <table:table-cell office:value-type="string">
            <text:p>implement whole url</text:p>
          </table:table-cell>
          <table:table-cell office:value-type="float" office:value="20">
            <text:p>20</text:p>
          </table:table-cell>
          <table:table-cell/>
          <table:table-cell table:formula="of:=[.C21]-[.D21]" office:value-type="float" office:value="20">
            <text:p>20</text:p>
          </table:table-cell>
          <table:table-cell table:formula="of:=[.D21]/[.C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implement domain type statistics</text:p>
          </table:table-cell>
          <table:table-cell table:number-columns-repeated="2" office:value-type="float" office:value="30">
            <text:p>30</text:p>
          </table:table-cell>
          <table:table-cell table:formula="of:=[.C22]-[.D22]" office:value-type="float" office:value="0">
            <text:p>0</text:p>
          </table:table-cell>
          <table:table-cell table:formula="of:=[.D22]/[.C22]" office:value-type="float" office:value="1">
            <text:p>1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formula="of:=SUM([.C2:.C28])" office:value-type="float" office:value="596">
            <text:p>596</text:p>
          </table:table-cell>
          <table:table-cell table:formula="of:=SUM([.D2:.D28])" office:value-type="float" office:value="581">
            <text:p>581</text:p>
          </table:table-cell>
          <table:table-cell table:formula="of:=[.C29]-[.D29]" office:value-type="float" office:value="15">
            <text:p>15</text:p>
          </table:table-cell>
          <table:table-cell table:formula="of:=[.D29]/[.C29]" office:value-type="float" office:value="0.974832214765101">
            <text:p>0.9748322148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初估</text:p>
          </table:table-cell>
          <table:table-cell office:value-type="string">
            <text:p>現估</text:p>
          </table:table-cell>
          <table:table-cell office:value-type="string">
            <text:p>已過去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2">
          <table:table-cell office:value-type="string">
            <text:p>統計trendmicro Us的</text:p>
            <text:p>分佈圖</text:p>
          </table:table-cell>
          <table:table-cell office:value-type="string">
            <text:p>copy data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2]-[.E2]" office:value-type="float" office:value="0">
            <text:p>0</text:p>
          </table:table-cell>
          <table:table-cell table:formula="of:=[.E2]/[.C2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parse timestamp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formula="of:=[.D3]-[.E3]" office:value-type="float" office:value="15">
            <text:p>15</text:p>
          </table:table-cell>
          <table:table-cell table:formula="of:=[.E3]/[.C3]" office:value-type="float" office:value="1.33333333333333">
            <text:p>1.3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dump and chart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D4]-[.E4]" office:value-type="float" office:value="15">
            <text:p>15</text:p>
          </table:table-cell>
          <table:table-cell table:formula="of:=[.E4]/[.C4]"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準備s|t的data set</text:p>
          </table:table-cell>
          <table:table-cell office:value-type="string">
            <text:p>url ID =&gt; path</text:p>
          </table:table-cell>
          <table:table-cell office:value-type="float" office:value="20">
            <text:p>20</text:p>
          </table:table-cell>
          <table:table-cell table:number-columns-repeated="2" office:value-type="float" office:value="49">
            <text:p>49</text:p>
          </table:table-cell>
          <table:table-cell table:formula="of:=[.D6]-[.E6]" office:value-type="float" office:value="0">
            <text:p>0</text:p>
          </table:table-cell>
          <table:table-cell table:formula="of:=[.E6]/[.C6]" office:value-type="float" office:value="2.45">
            <text:p>2.45</text:p>
          </table:table-cell>
          <table:table-cell/>
        </table:table-row>
        <table:table-row table:style-name="ro1">
          <table:table-cell/>
          <table:table-cell office:value-type="string">
            <text:p>url Tm分群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formula="of:=[.D7]-[.E7]" office:value-type="float" office:value="0">
            <text:p>0</text:p>
          </table:table-cell>
          <table:table-cell table:formula="of:=[.E7]/[.C7]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url 拓展分群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4">
          <table:table-cell office:value-type="string">
            <text:p>aol data set 重新聚合</text:p>
          </table:table-cell>
          <table:table-cell office:value-type="string">
            <text:p>檢查data結構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ding</text:p>
          </table:table-cell>
          <table:table-cell office:value-type="float" office:value="30">
            <text:p>3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09/22/2011</text:date>, <text:time>09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95119 </meta:initial-creator>
    <meta:creation-date>2011-08-31T18:05:08</meta:creation-date>
    <dc:date>2011-09-22T09:43:38</dc:date>
    <dc:creator>b95119 </dc:creator>
    <meta:editing-duration>P1DT2H17M25S</meta:editing-duration>
    <meta:editing-cycles>68</meta:editing-cycles>
    <meta:generator>LibreOffice/3.3$Unix LibreOffice_project/330m19$Build-301</meta:generator>
    <meta:document-statistic meta:table-count="3" meta:cell-count="170" meta:object-count="0"/>
  </office:meta>
</office:document-meta>
</file>